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1"/>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17"><text:soft-page-break/></text:p>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1T16:04:17.782076323</dc:date>
    <dc:creator>Lihui Wang</dc:creator>
    <meta:editing-duration>P34DT23H11M11S</meta:editing-duration>
    <meta:editing-cycles>201</meta:editing-cycles>
    <meta:generator>LibreOffice/4.3.7.2$Linux_X86_64 LibreOffice_project/430$Build-2</meta:generator>
    <meta:document-statistic meta:table-count="0" meta:image-count="0" meta:object-count="0" meta:page-count="13" meta:paragraph-count="264" meta:word-count="4220" meta:character-count="25340" meta:non-whitespace-character-count="21318"/>
  </office:meta>
</office:document-meta>
</file>